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40000006A7BF159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size-complex="12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P4" style:family="paragraph" style:parent-style-name="List_20_Paragraph" style:list-style-name="WWNum7"/>
    <style:style style:name="P5" style:family="paragraph" style:parent-style-name="List_20_Paragraph" style:list-style-name="WWNum5"/>
    <style:style style:name="P6" style:family="paragraph" style:parent-style-name="List_20_Paragraph" style:list-style-name="WWNum8"/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size-complex="12pt"/>
    </style:style>
    <style:style style:name="T2" style:family="text">
      <style:text-properties style:font-size-complex="12pt" style:font-weight-complex="bold"/>
    </style:style>
    <style:style style:name="T3" style:family="text">
      <style:text-properties fo:font-weight="bold" style:font-weight-asian="bold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7f7f7f" fo:letter-spacing="0.0417in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6.4996in" svg:height="0.7913in" svg:x="0in" svg:y="0in">
        <draw:image xlink:href="Pictures/10000000000003640000006A7BF1596B.png" xlink:type="simple" xlink:show="embed" xlink:actuate="onLoad">
          <text:p/>
        </draw:image>
      </draw:frame>
      <text:p text:style-name="P2"><text:span text:style-name="T3"><text:line-break/>URL to GitHub Repository: https://github.com/KateRunning/Week-11-Tic-Tac-Toe.git</text:span></text:p>
      <text:p text:style-name="P1"/>
      <text:p text:style-name="Standard"><text:span text:style-name="T3">URL to Your Coding Assignment Video: <text:line-break/></text:span></text:p>
      <text:p text:style-name="Standard"><text:span text:style-name="T3">Instructions:</text:span></text:p>
      <text:list xml:id="list5731003132289743864" text:style-name="WWNum7">
        <text:list-item>
          <text:p text:style-name="P4"><text:span text:style-name="T1">In Visual Studio Code, write the code that accomplishes the objectives listed below and ensures that the code compiles and runs as directed. </text:span></text:p>
        </text:list-item>
        <text:list-item>
          <text:p text:style-name="P4"><text:span text:style-name="T1">Create a new repository on GitHub for this week’s assignments and push this document, with your project code, to the repository.</text:span></text:p>
        </text:list-item>
        <text:list-item>
          <text:p text:style-name="P4"><text:span text:style-name="T1">Include the URLs for this week’s repository and video where instructed.</text:span></text:p>
        </text:list-item>
        <text:list-item>
          <text:p text:style-name="P4"><text:span text:style-name="T1">Submit this document as a .PDF file in the LMS.<text:line-break/></text:span></text:p>
        </text:list-item>
      </text:list>
      <text:p text:style-name="Standard"><text:span text:style-name="T3">Coding Steps:</text:span></text:p>
      <text:list xml:id="list1928857921739655597" text:style-name="WWNum5">
        <text:list-item>
          <text:p text:style-name="P5"><text:span text:style-name="T1">Using any of the tools you’ve worked with so far, create a game of Tic-Tac-Toe.</text:span></text:p>
          <text:list>
            <text:list-item>
              <text:p text:style-name="P5"><text:span text:style-name="T2">Create a Tic-Tac-Toe game grid using your HTML element of choice. </text:span></text:p>
            </text:list-item>
            <text:list-item>
              <text:p text:style-name="P5"><text:span text:style-name="T2">When a cell in the grid is clicked, an </text:span><text:span text:style-name="T3">X</text:span><text:span text:style-name="T2"> or </text:span><text:span text:style-name="T3">O</text:span><text:span text:style-name="T2"> should appear in that spot depending on whose turn it is.</text:span></text:p>
            </text:list-item>
            <text:list-item>
              <text:p text:style-name="P5"><text:span text:style-name="T1">A heading should say whether it is X’s or O’s turn and change with each move made.</text:span></text:p>
            </text:list-item>
            <text:list-item>
              <text:p text:style-name="P5"><text:span text:style-name="T2">A button should be available to clear the grid and restart the game.</text:span></text:p>
            </text:list-item>
            <text:list-item>
              <text:p text:style-name="P5"><text:span text:style-name="T2">When a player has won, or the board is full and the game results in a draw, a Bootstrap alert or similar Bootstrap component should appear across the screen announcing the winner.<text:line-break/></text:span></text:p>
            </text:list-item>
          </text:list>
        </text:list-item>
      </text:list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Standard"><text:span text:style-name="T3">Video Steps:</text:span></text:p>
      <text:list xml:id="list2382001046316195055" text:style-name="WWNum8">
        <text:list-item>
          <text:p text:style-name="P6"><text:span text:style-name="T2">Create a video, up to five minutes max, showing and explaining how your project works with an emphasis on the portions you contributed. </text:span></text:p>
        </text:list-item>
        <text:list-item>
          <text:p text:style-name="P6"><text:span text:style-name="T2">This video should be done using screen share and voice over. </text:span></text:p>
        </text:list-item>
        <text:list-item>
          <text:p text:style-name="P6"><text:span text:style-name="T2">This can easily be done using Zoom, although you don't have to use Zoom, it's just what we recommend. </text:span></text:p>
          <text:list>
            <text:list-item>
              <text:p text:style-name="P6"><text:span text:style-name="T2">You can create a new meeting, start screen sharing, and start recording. </text:span></text:p>
            </text:list-item>
            <text:list-item>
              <text:p text:style-name="P6"><text:span text:style-name="T2">This will create a video recording on your computer. </text:span></text:p>
            </text:list-item>
          </text:list>
        </text:list-item>
        <text:list-item>
          <text:p text:style-name="P6"><text:span text:style-name="T2">This should then be uploaded to a publicly accessible site, such as YouTube. </text:span></text:p>
          <text:list>
            <text:list-item>
              <text:p text:style-name="P6"><text:span text:style-name="T2">Ensure the link you share is </text:span><text:span text:style-name="T3">PUBLIC</text:span><text:span text:style-name="T2"> or </text:span><text:span text:style-name="T3">UNLISTED</text:span><text:span text:style-name="T2">!</text:span></text:p>
            </text:list-item>
            <text:list-item>
              <text:p text:style-name="P6"><text:span text:style-name="T2">If it is not accessible by your grader, your project will be graded based on what they can access.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text-align="center" style:justify-single-word="false" fo:keep-together="always" fo:keep-with-next="always"/>
      <style:text-properties fo:font-size="18pt" style:font-size-asian="18pt" style:font-name-complex="F" style:font-size-complex="16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18pt" style:font-size-asian="18pt" style:font-name-complex="F" style:font-size-complex="16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7f7f7f" fo:letter-spacing="0.0417in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list xml:id="list2206780279458527628" text:style-name="Outline">
          <text:list-item>
            <text:h text:style-name="Heading_20_1" text:outline-level="1"><draw:frame draw:style-name="Mfr1" draw:name="graphics1" text:anchor-type="as-char" svg:width="6.5in" svg:height="0.7917in" draw:z-index="1"><draw:image xlink:href="Pictures/10000000000003640000006A7BF1596B.png" xlink:type="simple" xlink:show="embed" xlink:actuate="onLoad"/></draw:frame><text:line-break/><text:line-break/>Week 11: Coding Assignment</text:h>
          </text:list-item>
        </text:list>
        <text:p text:style-name="Header"/>
      </style:header>
      <style:header-left>
        <text:p text:style-name="Header"/>
      </style:header-left>
      <style:footer>
        <text:p text:style-name="MP1"><text:page-number text:select-page="current">1</text:page-number><text:span text:style-name="MT1"> | </text:span><text:span text:style-name="MT2">Page</text:span></text:p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k Suwyn</meta:initial-creator>
    <dc:creator>Kate Running</dc:creator>
    <meta:editing-cycles>22</meta:editing-cycles>
    <meta:creation-date>2020-12-23T22:58:00</meta:creation-date>
    <dc:date>2023-03-04T21:14:08.42</dc:date>
    <meta:editing-duration>PT8S</meta:editing-duration>
    <meta:generator>OpenOffice/4.1.7$Win32 OpenOffice.org_project/417m1$Build-9800</meta:generator>
    <meta:document-statistic meta:table-count="0" meta:image-count="1" meta:object-count="0" meta:page-count="2" meta:paragraph-count="25" meta:word-count="332" meta:character-count="18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